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/>
        <style:text-properties style:font-name="Wingdings"/>
      </text:list-level-style-bullet>
      <text:list-level-style-number text:level="4" style:num-suffix="." style:num-format="1">
        <style:list-level-properties text:space-before="2in" text:min-label-width="0.25in"/>
      </text:list-level-style-number>
      <text:list-level-style-bullet text:level="5" text:style-name="WW_CharLFO7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2.125in" text:min-label-width="0.1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3.625in" text:min-label-width="0.1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5.12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style:style style:name="P1" style:parent-style-name="Título1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paragraph-properties fo:margin-left="0.25in">
        <style:tab-stops/>
      </style:paragraph-properties>
      <style:text-properties fo:language="es" fo:country="ES"/>
    </style:style>
    <style:style style:name="P3" style:parent-style-name="Normal" style:family="paragraph">
      <style:paragraph-properties fo:margin-left="0.25in">
        <style:tab-stops/>
      </style:paragraph-properties>
      <style:text-properties fo:language="es" fo:country="ES"/>
    </style:style>
    <style:style style:name="P4" style:parent-style-name="Párrafodelista" style:family="paragraph">
      <style:text-properties fo:language="es" fo:country="ES"/>
    </style:style>
    <style:style style:name="P5" style:parent-style-name="Párrafodelista" style:family="paragraph">
      <style:paragraph-properties fo:margin-left="1.5in">
        <style:tab-stops/>
      </style:paragraph-properties>
      <style:text-properties fo:font-style="italic" style:font-style-asian="italic"/>
    </style:style>
    <style:style style:name="P6" style:parent-style-name="Párrafodelista" style:family="paragraph">
      <style:paragraph-properties fo:margin-left="1.5in">
        <style:tab-stops/>
      </style:paragraph-properties>
      <style:text-properties fo:font-style="italic" style:font-style-asian="italic"/>
    </style:style>
    <style:style style:name="P7" style:parent-style-name="Párrafodelista" style:family="paragraph">
      <style:text-properties fo:language="es" fo:country="ES"/>
    </style:style>
    <style:style style:name="P8" style:parent-style-name="Párrafodelista" style:family="paragraph">
      <style:text-properties fo:language="es" fo:country="ES"/>
    </style:style>
    <style:style style:name="P9" style:parent-style-name="Párrafodelista" style:family="paragraph">
      <style:text-properties fo:language="es" fo:country="ES"/>
    </style:style>
    <style:style style:name="P10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11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12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13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14" style:parent-style-name="Párrafodelista" style:family="paragraph">
      <style:text-properties fo:language="es" fo:country="ES"/>
    </style:style>
    <style:style style:name="P15" style:parent-style-name="Párrafodelista" style:family="paragraph">
      <style:paragraph-properties fo:margin-left="1in">
        <style:tab-stops/>
      </style:paragraph-properties>
      <style:text-properties fo:font-style="italic" style:font-style-asian="italic" fo:language="es" fo:country="ES"/>
    </style:style>
    <style:style style:name="P16" style:parent-style-name="Párrafodelista" style:family="paragraph">
      <style:text-properties fo:language="es" fo:country="ES"/>
    </style:style>
    <style:style style:name="P17" style:parent-style-name="Párrafodelista" style:family="paragraph"/>
    <style:style style:name="P18" style:parent-style-name="Párrafodelista" style:family="paragraph">
      <style:text-properties fo:language="es" fo:country="ES"/>
    </style:style>
    <style:style style:name="P19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20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21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22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23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24" style:parent-style-name="Párrafodelista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25" style:parent-style-name="Párrafodelista" style:family="paragraph">
      <style:text-properties fo:language="es" fo:country="ES"/>
    </style:style>
    <style:style style:name="P26" style:parent-style-name="Párrafodelista" style:family="paragraph"/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Fuentedepárrafopredeter." style:family="text">
      <style:text-properties fo:language="es" fo:country="ES"/>
    </style:style>
    <style:style style:name="T30" style:parent-style-name="Hipervínculo" style:family="text">
      <style:text-properties fo:language="es" fo:country="ES"/>
    </style:style>
    <style:style style:name="T31" style:parent-style-name="Fuentedepárrafopredeter." style:family="text">
      <style:text-properties fo:language="es" fo:country="ES"/>
    </style:style>
    <style:style style:name="P32" style:parent-style-name="Párrafodelista" style:family="paragraph">
      <style:paragraph-properties fo:margin-left="1.5in">
        <style:tab-stops/>
      </style:paragraph-properties>
      <style:text-properties fo:font-style="italic" style:font-style-asian="italic" fo:language="es" fo:country="ES"/>
    </style:style>
    <style:style style:name="P33" style:parent-style-name="Párrafodelista" style:family="paragraph">
      <style:text-properties fo:language="es" fo:country="ES"/>
    </style:style>
    <style:style style:name="P34" style:parent-style-name="Párrafodelista" style:family="paragraph">
      <style:paragraph-properties fo:margin-left="1.5in">
        <style:tab-stops/>
      </style:paragraph-properties>
      <style:text-properties fo:font-style="italic" style:font-style-asian="italic"/>
    </style:style>
    <style:style style:name="P35" style:parent-style-name="Párrafodelista" style:family="paragraph">
      <style:paragraph-properties fo:margin-left="1.5in">
        <style:tab-stops/>
      </style:paragraph-properties>
      <style:text-properties fo:font-style="italic" style:font-style-asian="italic"/>
    </style:style>
    <style:style style:name="P36" style:parent-style-name="Párrafodelista" style:family="paragraph">
      <style:paragraph-properties fo:margin-left="1.5in">
        <style:tab-stops/>
      </style:paragraph-properties>
      <style:text-properties fo:font-style="italic" style:font-style-asian="italic"/>
    </style:style>
    <style:style style:name="P37" style:parent-style-name="Párrafodelista" style:family="paragraph">
      <style:paragraph-properties fo:margin-left="1.5in">
        <style:tab-stops/>
      </style:paragraph-properties>
      <style:text-properties fo:font-style="italic" style:font-style-asian="italic"/>
    </style:style>
    <style:style style:name="P38" style:parent-style-name="Párrafodelista" style:family="paragraph">
      <style:paragraph-properties fo:margin-left="1.5in">
        <style:tab-stops/>
      </style:paragraph-properties>
      <style:text-properties fo:font-style="italic" style:font-style-asian="italic"/>
    </style:style>
    <style:style style:name="P39" style:parent-style-name="Normal" style:family="paragraph">
      <style:paragraph-properties fo:margin-left="0.75in">
        <style:tab-stops/>
      </style:paragraph-properties>
    </style:style>
    <style:style style:name="P40" style:parent-style-name="Título2" style:family="paragraph">
      <style:text-properties fo:language="es" fo:country="ES"/>
    </style:style>
    <style:style style:name="P41" style:parent-style-name="Normal" style:family="paragraph">
      <style:text-properties fo:language="es" fo:country="ES"/>
    </style:style>
    <style:style style:name="P42" style:parent-style-name="Párrafodelista" style:family="paragraph">
      <style:text-properties fo:language="es" fo:country="ES"/>
    </style:style>
    <style:style style:name="P43" style:parent-style-name="Párrafodelista" style:family="paragraph">
      <style:paragraph-properties fo:margin-left="1.25in">
        <style:tab-stops/>
      </style:paragraph-properties>
      <style:text-properties fo:language="es" fo:country="ES"/>
    </style:style>
    <style:style style:name="P44" style:parent-style-name="Párrafodelista" style:family="paragraph">
      <style:paragraph-properties fo:margin-left="1.25in">
        <style:tab-stops/>
      </style:paragraph-properties>
    </style:style>
    <style:style style:name="P45" style:parent-style-name="Párrafodelista" style:family="paragraph">
      <style:paragraph-properties fo:margin-left="1.75in">
        <style:tab-stops/>
      </style:paragraph-properties>
    </style:style>
    <style:style style:name="P46" style:parent-style-name="Párrafodelista" style:family="paragraph">
      <style:paragraph-properties fo:margin-left="1.75in">
        <style:tab-stops/>
      </style:paragraph-properties>
      <style:text-properties fo:language="es" fo:country="ES"/>
    </style:style>
    <style:style style:name="P47" style:parent-style-name="Párrafodelista" style:family="paragraph">
      <style:paragraph-properties fo:margin-left="1.75in">
        <style:tab-stops/>
      </style:paragraph-properties>
    </style:style>
    <style:style style:name="P48" style:parent-style-name="Párrafodelista" style:family="paragraph">
      <style:paragraph-properties fo:margin-left="1.75in">
        <style:tab-stops/>
      </style:paragraph-properties>
    </style:style>
    <style:style style:name="P49" style:parent-style-name="Párrafodelista" style:family="paragraph">
      <style:text-properties fo:language="es" fo:country="ES"/>
    </style:style>
    <style:style style:name="P50" style:parent-style-name="Párrafodelista" style:family="paragraph">
      <style:text-properties fo:language="es" fo:country="ES"/>
    </style:style>
    <style:style style:name="P51" style:parent-style-name="Párrafodelista" style:family="paragraph">
      <style:text-properties fo:language="es" fo:country="ES"/>
    </style:style>
    <style:style style:name="T52" style:parent-style-name="Fuentedepárrafopredeter." style:family="text">
      <style:text-properties fo:language="es" fo:country="ES"/>
    </style:style>
    <style:style style:name="T53" style:parent-style-name="Fuentedepárrafopredeter." style:family="text">
      <style:text-properties fo:language="es" fo:country="ES"/>
    </style:style>
    <style:style style:name="T54" style:parent-style-name="Fuentedepárrafopredeter." style:family="text">
      <style:text-properties fo:font-style="italic" style:font-style-asian="italic" fo:language="es" fo:country="ES"/>
    </style:style>
    <style:style style:name="P55" style:parent-style-name="Párrafodelista" style:family="paragraph">
      <style:text-properties fo:language="es" fo:country="ES"/>
    </style:style>
    <style:style style:name="P56" style:parent-style-name="Párrafodelista" style:family="paragraph">
      <style:text-properties fo:font-style="italic" style:font-style-asian="italic"/>
    </style:style>
    <style:style style:name="P57" style:parent-style-name="Párrafodelista" style:family="paragraph"/>
    <style:style style:name="T58" style:parent-style-name="Fuentedepárrafopredeter." style:family="text">
      <style:text-properties fo:language="es" fo:country="ES"/>
    </style:style>
    <style:style style:name="P59" style:parent-style-name="Título1" style:family="paragraph">
      <style:text-properties fo:language="es" fo:country="ES"/>
    </style:style>
    <style:style style:name="P60" style:parent-style-name="Normal" style:family="paragraph">
      <style:text-properties fo:language="es" fo:country="ES"/>
    </style:style>
    <style:style style:name="P61" style:parent-style-name="Párrafodelista" style:family="paragraph">
      <style:text-properties fo:font-style="italic" style:font-style-asian="italic" fo:language="es" fo:country="ES"/>
    </style:style>
    <style:style style:name="P62" style:parent-style-name="Párrafodelista" style:family="paragraph">
      <style:text-properties fo:font-style="italic" style:font-style-asian="italic"/>
    </style:style>
    <style:style style:name="P63" style:parent-style-name="Párrafodelista" style:family="paragraph">
      <style:paragraph-properties fo:margin-left="1in">
        <style:tab-stops/>
      </style:paragraph-properties>
    </style:style>
  </office:automatic-styles>
  <office:body>
    <office:text text:use-soft-page-breaks="true">
      <text:h text:style-name="P1" text:outline-level="1">Algunos pasos necesarios para la máquina de computo:</text:h>
      <text:p text:style-name="P2"/>
      <text:p text:style-name="P3">La máquina de computo puede lanzar tareas en Matlab o Python (otros lenguajes pueden añadirse también), pero hacen falta algunos pasos para que funcione correctamente.<text:s/></text:p>
      <text:list text:style-name="LFO5" text:continue-numbering="true">
        <text:list-item>
          <text:p text:style-name="P4">Según las librerías y paquetes que se utilicen puede que sea necesario Java:</text:p>
        </text:list-item>
      </text:list>
      <text:p text:style-name="P5">sudo apt install default-jre</text:p>
      <text:p text:style-name="P6">sudo apt install default-jdk</text:p>
      <text:list text:style-name="LFO5" text:continue-numbering="true">
        <text:list-item>
          <text:p text:style-name="P7">Instalación de Matlab</text:p>
        </text:list-item>
        <text:list-item>
          <text:p text:style-name="P8">Instalación de Python. Si vamos a usar Matlab en la máquina de computo será necesario tener en cuenta que cada<text:s/>versión de Matlab tiene asociadas una versiones de<text:s/>Python<text:s/>sobre las que funciona su engine<text:s/>(por ejemplo:<text:s/>Matlab2019 -&gt;<text:s/>Python3.6 o 3.7, Matlab2018a -&gt;<text:s/>Python 3.5 o 3.6)</text:p>
        </text:list-item>
        <text:list-item>
          <text:p text:style-name="P9">Instalar el engine de<text:s/>Matlab en Python.:<text:s/></text:p>
        </text:list-item>
      </text:list>
      <text:p text:style-name="P10">cd &lt;matlabroot&gt;\extern\engines\python</text:p>
      <text:p text:style-name="P11">python setup.py install</text:p>
      <text:p text:style-name="P12">cd &lt;matlabroot&gt;\extern\engines\python</text:p>
      <text:p text:style-name="P13">python setup.py install</text:p>
      <text:list text:style-name="LFO5" text:continue-numbering="true">
        <text:list-item>
          <text:p text:style-name="P14">Se<text:s/>necesita el paquete matlab_kernel<text:s/>de Python:</text:p>
        </text:list-item>
      </text:list>
      <text:p text:style-name="P15">pip install matlab_kernel</text:p>
      <text:list text:style-name="LFO5" text:continue-numbering="true">
        <text:list-item>
          <text:p text:style-name="P16">Otros<text:s/>paquetes de Python necesarios:</text:p>
        </text:list-item>
        <text:list-item>
          <text:p text:style-name="P17">pip install scipy pandas numpy paramiko<text:s/>matplotlib<text:s/>celery<text:s/>shutil<text:s/>importlib<text:s/>traceback<text:s/>json</text:p>
        </text:list-item>
        <text:list-item>
          <text:p text:style-name="P18">Si Celery no está instalado será necesario instalarlo también:</text:p>
        </text:list-item>
      </text:list>
      <text:p text:style-name="P19">sudo apt-get install rabbitmq-server</text:p>
      <text:p text:style-name="P20">pip install celery</text:p>
      <text:p text:style-name="P21">sudo rabbitmqctl add_user myuser mypassword</text:p>
      <text:p text:style-name="P22">sudo rabbitmqctl add_vhost myvhost</text:p>
      <text:p text:style-name="P23">sudo rabbitmqctl set_user_tags myuser mytag</text:p>
      <text:p text:style-name="P24">sudo rabbitmqctl set_permissions -p myvhost myuser ".*" ".*" ".*"</text:p>
      <text:list text:style-name="LFO5" text:continue-numbering="true">
        <text:list-item>
          <text:p text:style-name="P25">Deberíamos poder ejecutar el engine sin problemas:</text:p>
          <text:list text:continue-numbering="true">
            <text:list-item>
              <text:p text:style-name="P26"><text:span text:style-name="T27">Si hemos clon</text:span><text:span text:style-name="T28">a</text:span><text:span text:style-name="T29">do el repositorio<text:s/></text:span><text:a xlink:href="https://github.com/JacoboSV/Matlab-Driver-Host" office:target-frame-name="_top" xlink:show="replace"><text:span text:style-name="T30">https://github.com/JacoboSV/Matlab-Driver-Host</text:span></text:a><text:span text:style-name="T31">:<text:s/></text:span></text:p>
            </text:list-item>
          </text:list>
        </text:list-item>
      </text:list>
      <text:p text:style-name="P32">python matlabEngineLauncher.py</text:p>
      <text:list text:style-name="LFO5" text:continue-numbering="true">
        <text:list-item>
          <text:list>
            <text:list-item>
              <text:p text:style-name="P33">Si no lo hemos clonado deberíamos poder hacer</text:p>
            </text:list-item>
          </text:list>
        </text:list-item>
      </text:list>
      <text:p text:style-name="P34">python</text:p>
      <text:p text:style-name="P35">import matlab.engine</text:p>
      <text:p text:style-name="P36"><text:s/>future = matlab.engine.connect_matlab(background=True)</text:p>
      <text:p text:style-name="P37">eng = future.result()</text:p>
      <text:p text:style-name="P38"><text:s/>eng.eval('sqrt(4)')</text:p>
      <text:p text:style-name="P39"/>
      <text:soft-page-break/>
      <text:h text:style-name="P40" text:outline-level="2">Resolución de errores<text:s/>en la instalación:</text:h>
      <text:p text:style-name="P41"/>
      <text:list text:style-name="LFO9" text:continue-numbering="true">
        <text:list-item>
          <text:p text:style-name="P42">Paso 4, la versión de<text:s/>Python no es correcta:<text:s/>Si las versiones no coinciden<text:s/>será necesario cambiar la versión de Python. Otra opción es intentar lo siguiente, pero no funciona en todos los casos:</text:p>
        </text:list-item>
      </text:list>
      <text:list text:style-name="LFO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3">Para corregir el error de versión: Abrir el &lt;matlabroot&gt;\extern\engines\pythonsetup.py y añadir a la lista de versiones<text:s/>la versión que usamos<text:s/>a mano.</text:p>
                    </text:list-item>
                    <text:list-item>
                      <text:p text:style-name="P44">Hacer cambios en <text:s/>&lt;PythonPath&gt;\Lib\site-packages\matlab\engine\__init__.py:</text:p>
                      <text:list text:continue-numbering="true">
                        <text:list-item>
                          <text:p text:style-name="P45">comentar "raise EnvironmentError("Python %s is not supported." % _version)" y cambiar por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>_PYTHONVERSION = &lt;Version válida más cercana&gt;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7">Comentamos la línea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8">raise EnvironmentError("Python %s is not supported." % _version)</text:p>
      <text:p text:style-name="P49"/>
      <text:list text:style-name="LFO9" text:continue-numbering="true">
        <text:list-item>
          <text:p text:style-name="P50">Deberíamos ser capaces de lanzar Matlab, pero si en Linux<text:s/>no arranca y se queda en la ventana splash<text:s/>una solución posible es:</text:p>
        </text:list-item>
      </text:list>
      <text:list text:style-name="LFO10" text:continue-numbering="true">
        <text:list-item>
          <text:p text:style-name="P51">Editar el archivo<text:s/>grub:</text:p>
        </text:list-item>
      </text:list>
      <text:p text:style-name="Normal"><text:span text:style-name="T52"><text:tab/></text:span><text:span text:style-name="T53"><text:tab/></text:span><text:span text:style-name="T54">nano /etc/default/grub</text:span></text:p>
      <text:list text:style-name="LFO10" text:continue-numbering="true">
        <text:list-item>
          <text:p text:style-name="P55">Editar la<text:s/>variable GRUB_CMDLINE_LINUX_DEFAULT<text:s/>para que sea solo<text:s/>"nomodeset"</text:p>
        </text:list-item>
        <text:list-item>
          <text:p text:style-name="P56">sudo grub-mkconfig -o /boot/grub/grub.cfg</text:p>
        </text:list-item>
        <text:list-item>
          <text:p text:style-name="P57">Reiniciar</text:p>
        </text:list-item>
      </text:list>
      <text:p text:style-name="Normal"><text:tab/><text:span text:style-name="T58"><text:s/></text:span></text:p>
      <text:h text:style-name="P59" text:outline-level="1">Lanzar Celery para que esté a la escucha</text:h>
      <text:p text:style-name="P60"/>
      <text:list text:style-name="LFO15" text:continue-numbering="true">
        <text:list-item>
          <text:p text:style-name="P61">sudo rabbitmq-server</text:p>
        </text:list-item>
        <text:list-item>
          <text:p text:style-name="P62">celery -A tasks mytasks --loglevel=INFO</text:p>
        </text:list-item>
      </text:list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aconviñetas" style:display-name="Lista con viñetas" style:family="paragraph" style:parent-style-name="Normal" style:list-style-name="LFO14"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4LVL1" style:family="text">
      <style:text-properties style:font-name="Symbol"/>
    </style: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</text:list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/>
        <style:text-properties style:font-name="Wingdings"/>
      </text:list-level-style-bullet>
      <text:list-level-style-number text:level="4" style:num-suffix="." style:num-format="1">
        <style:list-level-properties text:space-before="2in" text:min-label-width="0.25in"/>
      </text:list-level-style-number>
      <text:list-level-style-bullet text:level="5" text:style-name="WW_CharLFO7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2.125in" text:min-label-width="0.1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3.625in" text:min-label-width="0.1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5.12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 de Windows</meta:initial-creator>
    <dc:creator>Usuario de Windows</dc:creator>
    <meta:creation-date>2021-10-20T11:18:00Z</meta:creation-date>
    <dc:date>2021-10-20T11:18:00Z</dc:date>
    <meta:template xlink:href="Normal.dotm" xlink:type="simple"/>
    <meta:editing-cycles>2</meta:editing-cycles>
    <meta:editing-duration>PT0S</meta:editing-duration>
    <meta:document-statistic meta:page-count="2" meta:paragraph-count="5" meta:word-count="422" meta:character-count="2827" meta:row-count="20" meta:non-whitespace-character-count="2410"/>
  </office:meta>
</office:document-meta>
</file>